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.073cm" svg:height="16.016cm" svg:x="13.657cm" svg:y="0.558cm">
            <draw:object draw:notify-on-update-of-ranges="Лист1.D2:Лист1.D2 Лист1.D3:Лист1.D10 Лист1.E2:Лист1.E2 Лист1.E3:Лист1.E10 Лист1.F2:Лист1.F2 Лист1.F3:Лист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Не Разр</text:p>
          </table:table-cell>
          <table:table-cell office:value-type="string" calcext:value-type="string">
            <text:p>Разр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694" calcext:value-type="float">
            <text:p>0,00002694</text:p>
          </table:table-cell>
          <table:table-cell office:value-type="float" office:value="0.00003482" calcext:value-type="float">
            <text:p>0,00003482</text:p>
          </table:table-cell>
          <table:table-cell office:value-type="float" office:value="10" calcext:value-type="float">
            <text:p>10</text:p>
          </table:table-cell>
          <table:table-cell table:formula="of:=AVERAGE([.B3:.B5])" office:value-type="float" office:value="0.0000209933333333333" calcext:value-type="float">
            <text:p>2,09933333333333E-05</text:p>
          </table:table-cell>
          <table:table-cell table:formula="of:=AVERAGE([.C3:.C5])" office:value-type="float" office:value="0.0000263133333333333" calcext:value-type="float">
            <text:p>2,63133333333333E-05</text:p>
          </table:table-cell>
        </table:table-row>
        <table:table-row table:style-name="ro1">
          <table:table-cell/>
          <table:table-cell office:value-type="float" office:value="0.00002008" calcext:value-type="float">
            <text:p>0,00002008</text:p>
          </table:table-cell>
          <table:table-cell office:value-type="float" office:value="0.0000249" calcext:value-type="float">
            <text:p>0,0000249</text:p>
          </table:table-cell>
          <table:table-cell office:value-type="float" office:value="20" calcext:value-type="float">
            <text:p>20</text:p>
          </table:table-cell>
          <table:table-cell table:formula="of:=AVERAGE([.B6:.B8])" office:value-type="float" office:value="0.0000334066666666667" calcext:value-type="float">
            <text:p>3,34066666666667E-05</text:p>
          </table:table-cell>
          <table:table-cell table:formula="of:=AVERAGE([.C6:.C8])" office:value-type="float" office:value="0.0000794866666666667" calcext:value-type="float">
            <text:p>7,94866666666667E-05</text:p>
          </table:table-cell>
        </table:table-row>
        <table:table-row table:style-name="ro1">
          <table:table-cell/>
          <table:table-cell office:value-type="float" office:value="0.00001596" calcext:value-type="float">
            <text:p>0,00001596</text:p>
          </table:table-cell>
          <table:table-cell office:value-type="float" office:value="0.00001922" calcext:value-type="float">
            <text:p>0,00001922</text:p>
          </table:table-cell>
          <table:table-cell office:value-type="float" office:value="100" calcext:value-type="float">
            <text:p>100</text:p>
          </table:table-cell>
          <table:table-cell table:formula="of:=AVERAGE([.B9:.B11])" office:value-type="float" office:value="0.000603973333333333" calcext:value-type="float">
            <text:p>0,000603973333333333</text:p>
          </table:table-cell>
          <table:table-cell table:formula="of:=AVERAGE([.C9:.C11])" office:value-type="float" office:value="0.00035652" calcext:value-type="float">
            <text:p>0,00035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4172" calcext:value-type="float">
            <text:p>0,00004172</text:p>
          </table:table-cell>
          <table:table-cell office:value-type="float" office:value="0.00011268" calcext:value-type="float">
            <text:p>0,00011268</text:p>
          </table:table-cell>
          <table:table-cell office:value-type="float" office:value="200" calcext:value-type="float">
            <text:p>200</text:p>
          </table:table-cell>
          <table:table-cell table:formula="of:=AVERAGE([.B12:.B14])" office:value-type="float" office:value="0.00349412333333333" calcext:value-type="float">
            <text:p>0,00349412333333333</text:p>
          </table:table-cell>
          <table:table-cell table:formula="of:=AVERAGE([.C12:.C14])" office:value-type="float" office:value="0.00081224" calcext:value-type="float">
            <text:p>0,00081224</text:p>
          </table:table-cell>
        </table:table-row>
        <table:table-row table:style-name="ro1">
          <table:table-cell/>
          <table:table-cell office:value-type="float" office:value="0.00003141" calcext:value-type="float">
            <text:p>0,00003141</text:p>
          </table:table-cell>
          <table:table-cell office:value-type="float" office:value="0.00006542" calcext:value-type="float">
            <text:p>0,00006542</text:p>
          </table:table-cell>
          <table:table-cell office:value-type="float" office:value="1000" calcext:value-type="float">
            <text:p>1000</text:p>
          </table:table-cell>
          <table:table-cell table:formula="of:=AVERAGE([.B15:.B17])" office:value-type="float" office:value="0.10856109" calcext:value-type="float">
            <text:p>0,10856109</text:p>
          </table:table-cell>
          <table:table-cell table:formula="of:=AVERAGE([.C15:.C17])" office:value-type="float" office:value="0.0179185766666667" calcext:value-type="float">
            <text:p>0,0179185766666667</text:p>
          </table:table-cell>
        </table:table-row>
        <table:table-row table:style-name="ro1">
          <table:table-cell/>
          <table:table-cell office:value-type="float" office:value="0.00002709" calcext:value-type="float">
            <text:p>0,00002709</text:p>
          </table:table-cell>
          <table:table-cell office:value-type="float" office:value="0.00006036" calcext:value-type="float">
            <text:p>0,00006036</text:p>
          </table:table-cell>
          <table:table-cell office:value-type="float" office:value="2000" calcext:value-type="float">
            <text:p>2000</text:p>
          </table:table-cell>
          <table:table-cell table:formula="of:=AVERAGE([.B18:.B20])" office:value-type="float" office:value="0.47816439" calcext:value-type="float">
            <text:p>0,47816439</text:p>
          </table:table-cell>
          <table:table-cell table:formula="of:=AVERAGE([.C18:.C20])" office:value-type="float" office:value="0.0770600466666667" calcext:value-type="float">
            <text:p>0,07706004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5991" calcext:value-type="float">
            <text:p>0,00065991</text:p>
          </table:table-cell>
          <table:table-cell office:value-type="float" office:value="0.00042835" calcext:value-type="float">
            <text:p>0,0004283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AVERAGE([.C19:.C21])" office:value-type="float" office:value="1.08080935333333" calcext:value-type="float">
            <text:p>1,08080935333333</text:p>
          </table:table-cell>
        </table:table-row>
        <table:table-row table:style-name="ro1">
          <table:table-cell/>
          <table:table-cell office:value-type="float" office:value="0.00058633" calcext:value-type="float">
            <text:p>0,00058633</text:p>
          </table:table-cell>
          <table:table-cell office:value-type="float" office:value="0.00033824" calcext:value-type="float">
            <text:p>0,00033824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AVERAGE([.C20:.C22])" office:value-type="float" office:value="2.05491432333333" calcext:value-type="float">
            <text:p>2,05491432333333</text:p>
          </table:table-cell>
        </table:table-row>
        <table:table-row table:style-name="ro1">
          <table:table-cell/>
          <table:table-cell office:value-type="float" office:value="0.00056568" calcext:value-type="float">
            <text:p>0,00056568</text:p>
          </table:table-cell>
          <table:table-cell office:value-type="float" office:value="0.00030297" calcext:value-type="float">
            <text:p>0,000302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309313" calcext:value-type="float">
            <text:p>0,00309313</text:p>
          </table:table-cell>
          <table:table-cell office:value-type="float" office:value="0.00088311" calcext:value-type="float">
            <text:p>0,00088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72128" calcext:value-type="float">
            <text:p>0,00372128</text:p>
          </table:table-cell>
          <table:table-cell office:value-type="float" office:value="0.00078588" calcext:value-type="float">
            <text:p>0,0007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66796" calcext:value-type="float">
            <text:p>0,00366796</text:p>
          </table:table-cell>
          <table:table-cell office:value-type="float" office:value="0.00076773" calcext:value-type="float">
            <text:p>0,0007677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12258" calcext:value-type="float">
            <text:p>0,10912258</text:p>
          </table:table-cell>
          <table:table-cell office:value-type="float" office:value="0.02082451" calcext:value-type="float">
            <text:p>0,02082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732447" calcext:value-type="float">
            <text:p>0,10732447</text:p>
          </table:table-cell>
          <table:table-cell office:value-type="float" office:value="0.01701353" calcext:value-type="float">
            <text:p>0,01701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923622" calcext:value-type="float">
            <text:p>0,10923622</text:p>
          </table:table-cell>
          <table:table-cell office:value-type="float" office:value="0.01591769" calcext:value-type="float">
            <text:p>0,0159176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7251998" calcext:value-type="float">
            <text:p>0,47251998</text:p>
          </table:table-cell>
          <table:table-cell office:value-type="float" office:value="0.07617129" calcext:value-type="float">
            <text:p>0,07617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153276" calcext:value-type="float">
            <text:p>0,48153276</text:p>
          </table:table-cell>
          <table:table-cell office:value-type="float" office:value="0.0762029" calcext:value-type="float">
            <text:p>0,0762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044043" calcext:value-type="float">
            <text:p>0,48044043</text:p>
          </table:table-cell>
          <table:table-cell office:value-type="float" office:value="0.07880595" calcext:value-type="float">
            <text:p>0,0788059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3.08741921" calcext:value-type="float">
            <text:p>3,08741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99851781" calcext:value-type="float">
            <text:p>2,998517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00323068" calcext:value-type="float">
            <text:p>3,00323068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31.5071235" calcext:value-type="float">
            <text:p>31,5071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69674168" calcext:value-type="float">
            <text:p>34,6967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2473812" calcext:value-type="float">
            <text:p>36,24738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08:03.197893888</meta:creation-date>
    <dc:date>2024-11-16T11:13:15.975091358</dc:date>
    <meta:editing-duration>PT5M14S</meta:editing-duration>
    <meta:editing-cycles>1</meta:editing-cycles>
    <meta:document-statistic meta:table-count="1" meta:cell-count="74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74cm" svg:height="16.017cm" xlink:href=".." xlink:type="simple" chart:class="chart:line" chart:style-name="ch1">
        <chart:legend chart:legend-position="end" svg:x="20.434cm" svg:y="7.46cm" style:legend-expansion="high" chart:style-name="ch2"/>
        <chart:plot-area chart:style-name="ch3" table:cell-range-address="Лист1.D2:Лист1.F10" chart:data-source-has-labels="both" svg:x="0.461cm" svg:y="0.32cm" svg:width="19.512cm" svg:height="15.377cm">
          <chart:coordinate-region svg:x="1.188cm" svg:y="0.52cm" svg:width="18.307cm" svg:height="14.53cm"/>
          <chart:axis chart:dimension="x" chart:name="primary-x" chart:style-name="ch4" chartooo:axis-type="auto">
            <chartooo:date-scale/>
            <chart:categories table:cell-range-address="Лист1.D3:Лист1.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10" chart:label-cell-address="Лист1.E2:Лист1.E2" chart:class="chart:line">
            <chart:data-point chart:repeated="8"/>
          </chart:series>
          <chart:series chart:style-name="ch7" chart:values-cell-range-address="Лист1.F3:Лист1.F10" chart:label-cell-address="Лист1.F2:Лист1.F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Разр</text:p>
                <draw:g>
                  <svg:desc>Лист1.E2:Лист1.E2</svg:desc>
                </draw:g>
              </table:table-cell>
              <table:table-cell office:value-type="string">
                <text:p>Разр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D3:Лист1.D10</svg:desc>
                </draw:g>
              </table:table-cell>
              <table:table-cell office:value-type="float" office:value="0.0000209933333333333">
                <text:p>0.0000209933333333333</text:p>
                <draw:g>
                  <svg:desc>Лист1.E3:Лист1.E10</svg:desc>
                </draw:g>
              </table:table-cell>
              <table:table-cell office:value-type="float" office:value="0.0000263133333333333">
                <text:p>0.0000263133333333333</text:p>
                <draw:g>
                  <svg:desc>Лист1.F3:Лист1.F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334066666666667">
                <text:p>0.0000334066666666667</text:p>
              </table:table-cell>
              <table:table-cell office:value-type="float" office:value="0.0000794866666666667">
                <text:p>0.00007948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03973333333333">
                <text:p>0.000603973333333333</text:p>
              </table:table-cell>
              <table:table-cell office:value-type="float" office:value="0.00035652">
                <text:p>0.000356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49412333333333">
                <text:p>0.00349412333333333</text:p>
              </table:table-cell>
              <table:table-cell office:value-type="float" office:value="0.00081224">
                <text:p>0.000812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56109">
                <text:p>0.10856109</text:p>
              </table:table-cell>
              <table:table-cell office:value-type="float" office:value="0.0179185766666667">
                <text:p>0.01791857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7816439">
                <text:p>0.47816439</text:p>
              </table:table-cell>
              <table:table-cell office:value-type="float" office:value="0.0770600466666667">
                <text:p>0.07706004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1.08080935333333">
                <text:p>1.08080935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2.05491432333333">
                <text:p>2.05491432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